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764" officeooo:paragraph-rsid="00044764"/>
    </style:style>
    <style:style style:name="P2" style:family="paragraph" style:parent-style-name="Text_20_body">
      <style:text-properties officeooo:rsid="00044764" officeooo:paragraph-rsid="00044764"/>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Heading_20_1">
      <style:paragraph-properties fo:text-align="center" style:justify-single-word="false"/>
    </style:style>
    <style:style style:name="T1" style:family="text">
      <style:text-properties officeooo:rsid="000642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South East Asia / Journey into friendship with cold begins. </text:h>
      <text:p text:style-name="P1"/>
      <text:p text:style-name="P2">(work)</text:p>
      <text:p text:style-name="Text_20_body">Bangkok</text:p>
      <text:p text:style-name="Text_20_body">North Thailand</text:p>
      <text:p text:style-name="P1"/>
      <text:p text:style-name="P1"/>
      <text:p text:style-name="P1">It supposed to be warm in tropical countries – however being here in <text:span text:style-name="T1">December in </text:span>the North of Thailand has brought the memories of North India. </text:p>
      <text:p text:style-name="P1"/>
      <text:p text:style-name="P1">If you cannot beat them, join them or in my case it was if you cannot beat it, get accustomed to it, make yourself friends with it, and this is exactly where and how my journey into making friend with cold has started. Ironically in a very warm tropical country. </text:p>
      <text:p text:style-name="P1"/>
      <text:p text:style-name="P1">My whole life is an absolute irony of my choices, of me making those choices and living with them. <text:s/></text:p>
      <text:p text:style-name="P1"/>
      <text:p text:style-name="P2">EXT - North Thailand - NIGHT</text:p>
      <text:p text:style-name="P3">VO (in Veronika voice)</text:p>
      <text:p text:style-name="P3">It supposed to be warm in tropical countries – however being here in December in the North of Thailand has brought the memories of North India.</text:p>
      <text:p text:style-name="P3">EPISODE</text:p>
      <text:p text:style-name="P3">EXT - North India - NIGHT</text:p>
      <text:p text:style-name="P3">(flashback to the time when Veronika was in the North India)</text:p>
      <text:p text:style-name="P3">(Veronika is having warm clothes in the mountains of North India)</text:p>
      <text:p text:style-name="P3">CONT'D VO (in Veronika voice)</text:p>
      <text:p text:style-name="P3">It's fucking great that we left for India in November, when it was already pretty cold in Slovenia, otherwise we would be freezing our bones here.</text:p>
      <text:p text:style-name="P3">EXT - North Thailand - NIGHT</text:p>
      <text:p text:style-name="P3">CONT'D VO (in Veronika voice)</text:p>
      <text:p text:style-name="P3">Somehow I didn't know that it would be the same in Thailand.</text:p>
      <text:p text:style-name="P3">(If you cannot beat them, join them or in my case it was if you cannot beat it, get accustomed to it, make yourself friends with it, and this is exactly where and how my journey into making friend with cold has started. Ironically in a very warm tropical country.)</text:p>
      <text:p text:style-name="P3">It's good that we flew here in December and had our warm clothes with us.</text:p>
      <text:p text:style-name="P3">CONT'D VO (in Veronika voice)</text:p>
      <text:p text:style-name="Text_20_body">My whole life is an absolute irony of my choices, of me making those choices and living with them.</text:p>
      <text:p text:style-name="P3"><text:soft-page-break/>EXT - PATH UP THE MOUNTAIN - MORNING</text:p>
      <text:p text:style-name="Text_20_body">(Veronika went for a run and a swim in a cold-ish mountain lake overcoming fear of water)</text:p>
      <text:p text:style-name="P3">FLASHBACK TO CHILDHOOD</text:p>
      <text:p text:style-name="P3">EXT - LAKE - DAY</text:p>
      <text:p text:style-name="P3">(little Veronika is drowning in a lake)</text:p>
      <text:p text:style-name="P3">(when she was a child and nearly drowned and was saved by .... whom?)</text:p>
      <text:p text:style-name="P3">CONT'D EXT - PATH TO THE MOUNTAIN LAKE - MORNING</text:p>
      <text:p text:style-name="P3">(Veronika runs into the water and dives)</text:p>
      <text:p text:style-name="P3">VO (<text:span text:style-name="Emphasis">in Veronika voice</text:span>)</text:p>
      <text:p text:style-name="P3">Well, that didn't kill me. </text:p>
      <text:p text:style-name="P3">(as she submerges from the water)</text:p>
      <text:p text:style-name="Horizontal_20_Line"/>
      <text:p text:style-name="Text_20_body">(Decision to “become friends with cold” despite tropical latitude — internal paradox established.)</text:p>
      <text:p text:style-name="P1"/>
      <text:p text:style-name="P2">CONT'D </text:p>
      <text:p text:style-name="Text_20_body">(work)</text:p>
      <text:p text:style-name="Text_20_body">Laos</text:p>
      <text:p text:style-name="Text_20_body">Cambodia</text:p>
      <text:p text:style-name="Text_20_body">Malaysia</text:p>
      <text:p text:style-name="Text_20_body">Singapore</text:p>
      <text:p text:style-name="Text_20_body">Vietnam</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3T10:51:22.358260541</meta:creation-date>
    <dc:date>2026-01-06T22:40:11.679177997</dc:date>
    <meta:editing-duration>PT7M47S</meta:editing-duration>
    <meta:editing-cycles>5</meta:editing-cycles>
    <meta:generator>LibreOffice/24.2.7.2$Linux_X86_64 LibreOffice_project/420$Build-2</meta:generator>
    <meta:document-statistic meta:table-count="0" meta:image-count="0" meta:object-count="0" meta:page-count="2" meta:paragraph-count="42" meta:word-count="420" meta:character-count="2288" meta:non-whitespace-character-count="1900"/>
  </office:meta>
</office:document-meta>
</file>